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8.213cm"/>
    </style:style>
    <style:style style:name="co7" style:family="table-column">
      <style:table-column-properties fo:break-before="auto" style:column-width="3.217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8.916cm" fo:break-before="auto" style:use-optimal-row-height="false"/>
    </style:style>
    <style:style style:name="ro5" style:family="table-row">
      <style:table-row-properties style:row-height="11.421cm" fo:break-before="auto" style:use-optimal-row-height="false"/>
    </style:style>
    <style:style style:name="ro6" style:family="table-row">
      <style:table-row-properties style:row-height="10.53cm" fo:break-before="auto" style:use-optimal-row-height="false"/>
    </style:style>
    <style:style style:name="ro8" style:family="table-row">
      <style:table-row-properties style:row-height="5.828cm" fo:break-before="auto" style:use-optimal-row-height="false"/>
    </style:style>
    <style:style style:name="ro9" style:family="table-row">
      <style:table-row-properties style:row-height="4.06cm" fo:break-before="auto" style:use-optimal-row-height="false"/>
    </style:style>
    <style:style style:name="ro10" style:family="table-row">
      <style:table-row-properties style:row-height="9.269cm" fo:break-before="auto" style:use-optimal-row-height="false"/>
    </style:style>
    <style:style style:name="ro11" style:family="table-row">
      <style:table-row-properties style:row-height="4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order="0.002cm solid #000000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" style:family="table-cell" style:parent-style-name="Default"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order="none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2cm solid #000000" style:rotation-align="top" style:vertical-align="top"/>
      <style:paragraph-properties fo:text-align="start" fo:margin-left="0cm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fo:border="0.002cm solid #000000"/>
      <style:text-properties style:font-name="Times New Roman" fo:font-size="14pt" style:font-size-asian="14pt" style:font-size-complex="14pt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fo:border="0.002cm solid #000000" style:vertical-align="top"/>
      <style:text-properties style:font-name="Times New Roman" fo:font-size="14pt" style:font-size-asian="14pt" style:font-size-complex="14pt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style:font-name="Times New Roman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imes New Roman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  <style:text-properties style:font-name="Times New Roman" fo:font-size="14pt" style:font-size-asian="14pt" style:font-size-complex="14pt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style:font-name="Times New Roman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7826" style:font-name="Times New Roman" fo:font-size="14pt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imes New Roman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</office:automatic-styles>
  <office:body>
    <office:spreadsheet>
      <table:table table:name="Лист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6" table:number-columns-repeated="1019" table:default-cell-style-name="ce7"/>
        <table:table-row table:style-name="ro2">
          <table:table-cell table:style-name="ce1" office:value-type="string" table:number-columns-spanned="5" table:number-rows-spanned="1">
            <text:p>Чек лист для регистрации на YouTube</text:p>
          </table:table-cell>
          <table:covered-table-cell table:style-name="ce1"/>
          <table:covered-table-cell table:number-columns-repeated="2" table:style-name="ce11"/>
          <table:covered-table-cell table:style-name="ce21"/>
          <table:table-cell table:number-columns-repeated="2"/>
          <table:table-cell table:style-name="ce25"/>
          <table:table-cell table:number-columns-repeated="1016"/>
        </table:table-row>
        <table:table-row table:style-name="ro2">
          <table:table-cell table:style-name="ce2" office:value-type="string" table:number-columns-spanned="4" table:number-rows-spanned="1">
            <text:p>Предусловия: пользователь находится на <text:a xlink:href="https://accounts.google.com/signup/v2/webcreateaccount?service=youtube&amp;continue=https%3A%2F%2Fwww.youtube.com%2Fsignin%3Faction_handle_signin%3Dtrue%26app%3Ddesktop%26hl%3Dru%26next%3Dhttps%253A%252F%252Fwww.youtube.com%252F&amp;hl=ru&amp;biz=false&amp;flowName=GlifWebSignIn&amp;flowEntry=SignUp&amp;nogm=true">https://accounts.google.com/signup/v2/webcreateaccount?service=youtube&amp;continue=https%3A%2F%2Fwww.youtube.com%2Fsignin%3Faction_handle_signin%3Dtrue%26app%3Ddesktop%26hl%3Dru%26next%3Dhttps%253A%252F%252Fwww.youtube.com%252F&amp;hl=ru&amp;biz=false&amp;flowName=GlifWebSignIn&amp;flowEntry=SignUp&amp;nogm=true</text:a></text:p>
          </table:table-cell>
          <table:covered-table-cell table:style-name="ce2"/>
          <table:covered-table-cell table:style-name="ce12"/>
          <table:covered-table-cell table:style-name="ce18"/>
          <table:table-cell table:style-name="ce22"/>
          <table:table-cell table:number-columns-repeated="1019"/>
        </table:table-row>
        <table:table-row table:style-name="ro2">
          <table:table-cell table:style-name="ce3" office:value-type="string">
            <text:p>Тест id</text:p>
          </table:table-cell>
          <table:table-cell table:style-name="ce8" office:value-type="string">
            <text:p>Название тест кейса</text:p>
          </table:table-cell>
          <table:table-cell table:style-name="ce13" office:value-type="string">
            <text:p>Шаги</text:p>
          </table:table-cell>
          <table:table-cell table:style-name="ce13" office:value-type="string">
            <text:p>Ожидаемый результат </text:p>
          </table:table-cell>
          <table:table-cell table:style-name="ce13" office:value-type="string">
            <text:p>Статус</text:p>
          </table:table-cell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3" table:number-columns-repeated="3"/>
          <table:table-cell table:number-columns-repeated="1019"/>
        </table:table-row>
        <table:table-row table:style-name="ro3">
          <table:table-cell table:style-name="ce4" office:value-type="float" office:value="1" table:number-columns-spanned="1" table:number-rows-spanned="2">
            <text:p>1</text:p>
          </table:table-cell>
          <table:table-cell table:style-name="ce5" office:value-type="string" table:number-columns-spanned="1" table:number-rows-spanned="2">
            <text:p>Создание аккаунта</text:p>
          </table:table-cell>
          <table:table-cell table:style-name="ce14" office:value-type="string" table:number-columns-spanned="1" table:number-rows-spanned="2">
            <text:p>1) Нажать на поле ''имя'', вводим: Никита</text:p>
            <text:p>2) Нажать на поле ''фамилия'' , вводим: Сергеевич</text:p>
            <text:p>3) Нажать на поле с почтой, <text:s text:c="4"/>вводим: <text:a xlink:href="mailto:dlyaproverki1234@mail.ru">dlyaproverki1234@mail.ru</text:a></text:p>
            <text:p>4) Нажать на поле ''пароль'' , вводим: getpost321</text:p>
            <text:p>5) Нажать на поле ''подтвердить'' , вводим: getpost321</text:p>
            <text:p>6) Нажать на кнопку ''создать''</text:p>
            <text:p>7) Заходим на почту <text:a xlink:href="mailto:dlyaproverki1234@mail.ru">dlyaproverki1234@mail.ru</text:a> . переходим во вкладку входящие сообщения, видим письмо от Google, нажимаем на него и смотрим код подтверждения.</text:p>
            <text:p>8)Ввести код подтверждения в поле ''введите код'' и нажимаем далее.</text:p>
            <text:p>9) В поле ''день'', вводим: 1</text:p>
            <text:p>10) В поле ''месяц'' , ввести: январь</text:p>
            <text:p>11) В поле ''год'' , ввести: 1998</text:p>
            <text:p>12) Нажать кнопку ''далее''</text:p>
            <text:p>13) Нажать кнопку ''принимаю''</text:p>
          </table:table-cell>
          <table:table-cell table:style-name="ce19" office:value-type="string" table:number-columns-spanned="1" table:number-rows-spanned="2">
            <text:p>1)В поле ''имя'' появилось: Никита</text:p>
            <text:p>2)В поле ''фамилия'' появилось: Сергеевич</text:p>
            <text:p>3)В поле ''почта'' появилось: <text:a xlink:href="mailto:dlyaproverki1234@mail.ru">dlyaproverki1234@mail.ru</text:a></text:p>
            <text:p>4)В поле ''пароль'' появилось: **********</text:p>
            <text:p><text:span text:style-name="T1">5)В поле ''подтвердить'' появилось: **********</text:span></text:p>
            <text:p><text:span text:style-name="T1">6)Появляется сообщение: Подтвердите адрес электронной почты</text:span></text:p>
            <text:p><text:span text:style-name="T1">Введите код подтверждения, отправленный на адрес dlyaproverki1234@mail.ru. Если письма нет во входящих, проверьте папку "Спам".</text:span></text:p>
            <text:p><text:span text:style-name="T1">7) Пришло письмо от Google c кодом подтверждеия.</text:span></text:p>
            <text:p><text:span text:style-name="T1">8) В поле ''введите код'' появился код , который мы ввели и после нажатия кнопки далее , мы видим ''добро пожаловать в google''</text:span></text:p>
            <text:p><text:span text:style-name="T1">9)В поле ''день'', появилось: 1</text:span></text:p>
            <text:p><text:span text:style-name="T1">10)В поле ''месяц'', появилось: январь</text:span></text:p>
            <text:p><text:span text:style-name="T1">11)В поле ''год'', появилось: 1998</text:span></text:p>
            <text:p><text:span text:style-name="T1">12)Появляется сообщение: Конфиденциальность и Условия использования.</text:span></text:p>
            <text:p><text:span text:style-name="T1">13)Открылся сайт </text:span><text:span text:style-name="T1"><text:a xlink:href="https://www.youtube.com/">https://www.youtube.com/</text:a></text:span><text:span text:style-name="T1"> , где мы уже авторизованны</text:span></text:p>
          </table:table-cell>
          <table:table-cell table:style-name="ce23" table:number-columns-spanned="1" table:number-rows-spanned="2"/>
          <table:table-cell table:number-columns-repeated="1019"/>
        </table:table-row>
        <table:table-row table:style-name="ro4">
          <table:covered-table-cell table:style-name="ce4"/>
          <table:covered-table-cell table:style-name="ce9"/>
          <table:covered-table-cell table:style-name="ce15"/>
          <table:covered-table-cell table:style-name="ce20"/>
          <table:covered-table-cell table:style-name="ce23"/>
          <table:table-cell table:number-columns-repeated="1019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5" office:value-type="string">
            <text:p>Негативные проверки полей ''имя'' и ''фамилия''</text:p>
          </table:table-cell>
          <table:table-cell table:style-name="ce16" office:value-type="string">
            <text:p><text:span text:style-name="T1">1) Нажимаем на поле ''имя'', вводим: </text:span></text:p>
            <text:p><text:span text:style-name="T1">1%gh пр-1</text:span></text:p>
            <text:p><text:span text:style-name="T1">2) Нажимаем на поле ''фамилия'' , вводим: 1%gh пр-1</text:span></text:p>
            <text:p><text:span text:style-name="T1">3) Нажимаем на поле с почтой, <text:s text:c="4"/>вводим: </text:span><text:span text:style-name="T1"><text:a xlink:href="mailto:dlyaproverki1234@mail.ru">dlyaproverki1234@mail.ru</text:a></text:span></text:p>
            <text:p><text:span text:style-name="T1">4) Нажимаем на поле ''пароль'' , вводим: getpost321</text:span></text:p>
            <text:p><text:span text:style-name="T1">5) Нажимаем на поле ''подтвердить'' , вводим: getpost321</text:span></text:p>
            <text:p><text:span text:style-name="T1">6) Нажимаем на кнопку ''создать''</text:span></text:p>
          </table:table-cell>
          <table:table-cell table:style-name="ce16" office:value-type="string">
            <text:p><text:span text:style-name="T1">1)В поле ''имя'' появилось: </text:span></text:p>
            <text:p><text:span text:style-name="T1">1%gh пр-1</text:span></text:p>
            <text:p><text:span text:style-name="T1">2)В поле ''фамилия'' появилось: </text:span></text:p>
            <text:p><text:span text:style-name="T1">1%gh пр-1</text:span></text:p>
            <text:p><text:span text:style-name="T1">3)В поле ''почта'' появилось: </text:span><text:span text:style-name="T1"><text:a xlink:href="mailto:dlyaproverki1234@mail.ru">dlyaproverki1234@mail.ru</text:a></text:span></text:p>
            <text:p><text:span text:style-name="T1">4)В поле ''пароль'' появилось: **********</text:span></text:p>
            <text:p><text:span text:style-name="T1">5)В поле ''подтвердить'' появилось: **********</text:span></text:p>
            <text:p><text:span text:style-name="T1">6)Ошибка: не удалось создать аккаунт. Некорректные данные ''имя'', ''фамилия''</text:span></text:p>
          </table:table-cell>
          <table:table-cell table:style-name="ce15"/>
          <table:table-cell/>
          <table:table-cell table:style-name="ce10" table:number-columns-repeated="3"/>
          <table:table-cell table:number-columns-repeated="1015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5" office:value-type="string">
            <text:p>Негативная проверка Создания аккаунта</text:p>
          </table:table-cell>
          <table:table-cell table:style-name="ce17" office:value-type="string">
            <text:p>1) Не заполнять поле ''имя''</text:p>
            <text:p>2) Не заполнять поле ''фамилия''</text:p>
            <text:p>3) Не заполнять поле ''почта''</text:p>
            <text:p>4) Не заполнять поле ''пароль''</text:p>
            <text:p>5) Не заполнять поле ''подтвердить''</text:p>
            <text:p>6) Нажать на кнопку создать</text:p>
            <text:p/>
          </table:table-cell>
          <table:table-cell table:style-name="ce16" office:value-type="string">
            <text:p>1) Поле не заполнено</text:p>
            <text:p>2) Поле не заполнено</text:p>
            <text:p>3) Поле не заполнено</text:p>
            <text:p>4) Поле не заполнено</text:p>
            <text:p>5) Поле не заполнено</text:p>
            <text:p>6) Ошибка: Не удалось создать аккаунт. «укажите имя и фамиилию» , «укажите адрес gmail» , «введите пароль»</text:p>
          </table:table-cell>
          <table:table-cell table:style-name="ce15"/>
          <table:table-cell/>
          <table:table-cell table:style-name="ce10" table:number-columns-repeated="3"/>
          <table:table-cell table:number-columns-repeated="1015"/>
        </table:table-row>
        <table:table-row table:style-name="ro8">
          <table:table-cell table:style-name="ce4" office:value-type="float" office:value="4">
            <text:p>4</text:p>
          </table:table-cell>
          <table:table-cell table:style-name="ce5" office:value-type="string">
            <text:p>Проверка перевода страницы на Английский и Украинский языки</text:p>
          </table:table-cell>
          <table:table-cell table:style-name="ce16" office:value-type="string">
            <text:p>1) Нажать на ''русский'' под полями регистрации </text:p>
            <text:p>2) Выберем ''україньска''</text:p>
            <text:p>3) Снова нажать на ''україньска'' </text:p>
            <text:p>4) Выберем ''english(United states)''</text:p>
          </table:table-cell>
          <table:table-cell table:style-name="ce16" office:value-type="string">
            <text:p>1) Открывается всплывающее меню с выбором языков</text:p>
            <text:p>2) Страница перевелась на украинский язык</text:p>
            <text:p>3) Открывается всплывающее меню с выбором языков</text:p>
            <text:p>4) Страница перевелась на английский язык</text:p>
          </table:table-cell>
          <table:table-cell table:style-name="ce17"/>
          <table:table-cell/>
          <table:table-cell table:style-name="ce10" table:number-columns-repeated="3"/>
          <table:table-cell table:number-columns-repeated="1015"/>
        </table:table-row>
        <table:table-row table:style-name="ro9">
          <table:table-cell table:style-name="ce5" office:value-type="float" office:value="5">
            <text:p>5</text:p>
          </table:table-cell>
          <table:table-cell table:style-name="ce5" office:value-type="string">
            <text:p>Проверка функции(кнопки) ''показать пароль''</text:p>
          </table:table-cell>
          <table:table-cell table:style-name="ce16" office:value-type="string">
            <text:p><text:span text:style-name="T1">1) Нажать на поле ''пароль'' ,</text:span></text:p>
            <text:p><text:span text:style-name="T1"><text:s/></text:span><text:span text:style-name="T1">вводим: 12345</text:span></text:p>
            <text:p><text:span text:style-name="T1">2) Нажать на поле ''подтвердить'' , вводим: 12345</text:span></text:p>
            <text:p><text:span text:style-name="T1">3) Нажать на ''показать пароль''</text:span></text:p>
          </table:table-cell>
          <table:table-cell table:style-name="ce16" office:value-type="string">
            <text:p><text:span text:style-name="T1">1)В поле ''пароль'' появилось: **********</text:span></text:p>
            <text:p><text:span text:style-name="T1">2)В поле ''подтвердить'' появилось: **********</text:span></text:p>
            <text:p><text:span text:style-name="T1">3)В поле ''пароль'' и ''подтвердить'' появилось: 12345</text:span></text:p>
          </table:table-cell>
          <table:table-cell table:style-name="ce24"/>
          <table:table-cell/>
          <table:table-cell table:style-name="ce10" table:number-columns-repeated="3"/>
          <table:table-cell table:number-columns-repeated="1015"/>
        </table:table-row>
        <table:table-row table:style-name="ro10">
          <table:table-cell table:style-name="ce4" office:value-type="float" office:value="6">
            <text:p>6</text:p>
          </table:table-cell>
          <table:table-cell table:style-name="ce5" office:value-type="string">
            <text:p>Проверка авторизации </text:p>
          </table:table-cell>
          <table:table-cell table:style-name="ce16" office:value-type="string">
            <text:p>1) Нажать на кнопку ''войти''</text:p>
            <text:p>2) В поле ''телефон ил адрес электронной почты'' ввести: <text:a xlink:href="mailto:dlyaproverki1234@mail.ru">dlyaproverki1234@mail.ru</text:a></text:p>
            <text:p>3) Нажать кнопку ''далее''</text:p>
            <text:p>4) В поле ''введите пароль'' ввести: getpost321</text:p>
            <text:p>5) Нажать кнопку ''далее''</text:p>
            <text:p/>
          </table:table-cell>
          <table:table-cell table:style-name="ce16" office:value-type="string">
            <text:p>1) Перебрасывает на страницу с вводом адреса электронной почты</text:p>
            <text:p>2) <text:span text:style-name="T1">В поле ''телефон ил адрес электронной почты' появилось: </text:span><text:span text:style-name="T1"><text:a xlink:href="mailto:dlyaproverki1234@mail.ru">dlyaproverki1234@mail.ru</text:a></text:span></text:p>
            <text:p><text:span text:style-name="T1">3) Появилось окно с вводом пароля</text:span></text:p>
            <text:p><text:span text:style-name="T1">4) В поле ''пароль'' появилось: **********</text:span></text:p>
            <text:p><text:span text:style-name="T1">5) Перебрасывает на главную страницу YouTube</text:span></text:p>
          </table:table-cell>
          <table:table-cell table:style-name="ce24"/>
          <table:table-cell/>
          <table:table-cell table:style-name="ce10" table:number-columns-repeated="3"/>
          <table:table-cell table:number-columns-repeated="1015"/>
        </table:table-row>
        <table:table-row table:style-name="ro11">
          <table:table-cell table:style-name="ce6"/>
          <table:table-cell table:style-name="ce10" table:number-columns-repeated="4"/>
          <table:table-cell table:number-columns-repeated="1019"/>
        </table:table-row>
        <table:table-row table:style-name="ro2" table:number-rows-repeated="6">
          <table:table-cell table:style-name="Default" table:number-columns-repeated="5"/>
          <table:table-cell table:number-columns-repeated="1019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29.07.2022</text:date>, <text:time>18:09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7T11:30:46.54</meta:creation-date>
    <dc:date>2022-07-29T18:09:43.13</dc:date>
    <meta:editing-duration>PT2H27M41S</meta:editing-duration>
    <meta:editing-cycles>3</meta:editing-cycles>
    <meta:generator>OpenOffice/4.1.7$Win32 OpenOffice.org_project/417m1$Build-9800</meta:generator>
    <meta:document-statistic meta:table-count="3" meta:cell-count="31" meta:object-count="0"/>
  </office:meta>
</office:document-meta>
</file>